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x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y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2">
          <table:table-cell/>
          <table:table-cell office:value-type="string">
            <text:p>det</text:p>
          </table:table-cell>
          <table:table-cell table:formula="of:=N*N - M*M" office:value-type="float" office:value="-3">
            <text:p>-3</text:p>
          </table:table-cell>
          <table:table-cell office:value-type="string">
            <text:p>inv</text:p>
          </table:table-cell>
          <table:table-cell/>
        </table:table-row>
        <table:table-row table:style-name="ro1">
          <table:table-cell/>
          <table:table-cell office:value-type="string">
            <text:p>x'</text:p>
          </table:table-cell>
          <table:table-cell table:formula="of:=(N*x - M*y) / det" office:value-type="float" office:value="1">
            <text:p>1</text:p>
          </table:table-cell>
          <table:table-cell/>
          <table:table-cell office:value-type="string">
            <text:p>N horizontal, M vertical</text:p>
          </table:table-cell>
        </table:table-row>
        <table:table-row table:style-name="ro1">
          <table:table-cell/>
          <table:table-cell office:value-type="string">
            <text:p>y'</text:p>
          </table:table-cell>
          <table:table-cell table:formula="of:=(-M*x + N * y) / det" office:value-type="float" office:value="2">
            <text:p>2</text:p>
          </table:table-cell>
          <table:table-cell/>
          <table:table-cell office:value-type="string">
            <text:p>M horizontal, N vertical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>
        <table:named-range table:name="N" table:base-cell-address="$Sheet1.$B$12" table:cell-range-address="$Sheet1.$C$5"/>
        <table:named-range table:name="M" table:base-cell-address="$Sheet1.$B$12" table:cell-range-address="$Sheet1.$C$6"/>
        <table:named-range table:name="x" table:base-cell-address="$Sheet1.$B$12" table:cell-range-address="$Sheet1.$C$8"/>
        <table:named-range table:name="y" table:base-cell-address="$Sheet1.$B$12" table:cell-range-address="$Sheet1.$C$9"/>
        <table:named-range table:name="det" table:base-cell-address="$Sheet1.$C$13" table:cell-range-address="$Sheet1.$C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9">03/29/2013</text:date>, <text:time>12:08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9T10:50:47.16</meta:creation-date>
    <dc:date>2013-03-29T12:08:02.09</dc:date>
    <meta:editing-duration>PT1H17M18S</meta:editing-duration>
    <meta:editing-cycles>2</meta:editing-cycles>
    <meta:generator>OpenOffice.org/3.4.1$Win32 OpenOffice.org_project/341m1$Build-9593</meta:generator>
    <meta:document-statistic meta:table-count="3" meta:cell-count="17" meta:object-count="0"/>
  </office:meta>
</office:document-meta>
</file>